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64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543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4256in"/>
    </style:style>
    <style:style style:name="co11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3" style:family="table-cell" style:parent-style-name="Default" style:data-style-name="N0"/>
    <style:style style:name="ce4" style:family="table-cell" style:parent-style-name="Default" style:data-style-name="N10122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Minimální konfigurace – počáteční náklady</text:p>
          </table:table-cell>
          <table:table-cell table:style-name="ce1" office:value-type="string" calcext:value-type="string">
            <text:p>Cena (Kč)</text:p>
          </table:table-cell>
          <table:table-cell/>
          <table:table-cell office:value-type="string" calcext:value-type="string">
            <text:p>Pravidelne naklady</text:p>
          </table:table-cell>
          <table:table-cell table:number-columns-repeated="2"/>
          <table:table-cell office:value-type="string" calcext:value-type="string">
            <text:p>Variabilni naklady</text:p>
          </table:table-cell>
          <table:table-cell table:number-columns-repeated="2"/>
          <table:table-cell office:value-type="string" calcext:value-type="string">
            <text:p>Cen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Po zdaneni</text:p>
          </table:table-cell>
          <table:table-cell office:value-type="string" calcext:value-type="string">
            <text:p>Náklady kafe</text:p>
          </table:table-cell>
          <table:table-cell office:value-type="string" calcext:value-type="string">
            <text:p>Dostanu</text:p>
          </table:table-cell>
          <table:table-cell table:style-name="Default" office:value-type="string" calcext:value-type="string">
            <text:p>Zpátky za úvěr (do budoucna zisk) </text:p>
          </table:table-cell>
          <table:table-cell table:style-name="Default" office:value-type="string" calcext:value-type="string">
            <text:p>Na pravidelne naklady</text:p>
          </table:table-cell>
          <table:table-cell table:style-name="Default" office:value-type="string" calcext:value-type="string">
            <text:p>Na mzdu</text:p>
          </table:table-cell>
          <table:table-cell table:style-name="Default" office:value-type="string" calcext:value-type="string">
            <text:p>Rezerva</text:p>
          </table:table-cell>
        </table:table-row>
        <table:table-row table:style-name="ro1">
          <table:table-cell office:value-type="string" calcext:value-type="string">
            <text:p>Trojkolka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Terminál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0.99% z transakce</text:p>
          </table:table-cell>
          <table:table-cell table:number-columns-repeated="7"/>
          <table:table-cell table:style-name="ce5" office:value-type="percentage" office:value="0.25" calcext:value-type="percentage">
            <text:p>25.00%</text:p>
          </table:table-cell>
          <table:table-cell table:style-name="ce5" office:value-type="percentage" office:value="0.15" calcext:value-type="percentage">
            <text:p>15.00%</text:p>
          </table:table-cell>
          <table:table-cell table:style-name="ce5" office:value-type="percentage" office:value="0.45" calcext:value-type="percentage">
            <text:p>45.00%</text:p>
          </table:table-cell>
          <table:table-cell table:style-name="ce5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Nastavba, linka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Elektřina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Kava cca 1000/kg</text:p>
          </table:table-cell>
          <table:table-cell table:number-columns-repeated="2"/>
          <table:table-cell office:value-type="string" calcext:value-type="string">
            <text:p>Espresso</text:p>
          </table:table-cell>
          <table:table-cell table:style-name="ce2" office:value-type="float" office:value="44" calcext:value-type="float">
            <text:p>44</text:p>
          </table:table-cell>
          <table:table-cell table:style-name="ce2" table:formula="of:=[.K3]*(1-0.21)" office:value-type="float" office:value="34.76" calcext:value-type="float">
            <text:p>34.76</text:p>
          </table:table-cell>
          <table:table-cell table:style-name="ce2" table:formula="of:=8+5" office:value-type="float" office:value="13" calcext:value-type="float">
            <text:p>13</text:p>
          </table:table-cell>
          <table:table-cell table:style-name="ce2" table:formula="of:=[.L3]-[.M3]" office:value-type="float" office:value="21.76" calcext:value-type="float">
            <text:p>21.76</text:p>
          </table:table-cell>
          <table:table-cell table:formula="of:=[.N3]*0.25" office:value-type="float" office:value="5.44" calcext:value-type="float">
            <text:p>5.44</text:p>
          </table:table-cell>
          <table:table-cell table:formula="of:=[.N3]*0.15" office:value-type="float" office:value="3.264" calcext:value-type="float">
            <text:p>3.264</text:p>
          </table:table-cell>
          <table:table-cell table:formula="of:=[.N3]*0.45" office:value-type="float" office:value="9.792" calcext:value-type="float">
            <text:p>9.792</text:p>
          </table:table-cell>
          <table:table-cell table:formula="of:=[.N3]*0.15" office:value-type="float" office:value="3.264" calcext:value-type="float">
            <text:p>3.264</text:p>
          </table:table-cell>
        </table:table-row>
        <table:table-row table:style-name="ro1">
          <table:table-cell office:value-type="string" calcext:value-type="string">
            <text:p>Kavovar</text:p>
          </table:table-cell>
          <table:table-cell office:value-type="float" office:value="23680" calcext:value-type="float">
            <text:p>23680</text:p>
          </table:table-cell>
          <table:table-cell/>
          <table:table-cell office:value-type="string" calcext:value-type="string">
            <text:p>Udrzba kavovaru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Mleko</text:p>
          </table:table-cell>
          <table:table-cell table:number-columns-repeated="2"/>
          <table:table-cell office:value-type="string" calcext:value-type="string">
            <text:p>Espresso doppio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[.K4]*(1-0.21)" office:value-type="float" office:value="42.66" calcext:value-type="float">
            <text:p>42.66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L4]-[.M4]" office:value-type="float" office:value="21.66" calcext:value-type="float">
            <text:p>21.66</text:p>
          </table:table-cell>
          <table:table-cell table:formula="of:=[.N4]*0.25" office:value-type="float" office:value="5.415" calcext:value-type="float">
            <text:p>5.415</text:p>
          </table:table-cell>
          <table:table-cell table:formula="of:=[.N4]*0.15" office:value-type="float" office:value="3.249" calcext:value-type="float">
            <text:p>3.249</text:p>
          </table:table-cell>
          <table:table-cell table:formula="of:=[.N4]*0.45" office:value-type="float" office:value="9.747" calcext:value-type="float">
            <text:p>9.747</text:p>
          </table:table-cell>
          <table:table-cell table:formula="of:=[.N4]*0.15" office:value-type="float" office:value="3.249" calcext:value-type="float">
            <text:p>3.249</text:p>
          </table:table-cell>
        </table:table-row>
        <table:table-row table:style-name="ro1">
          <table:table-cell office:value-type="string" calcext:value-type="string">
            <text:p>Baterie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Mzda</text:p>
          </table:table-cell>
          <table:table-cell table:formula="of:=21*155*8" office:value-type="float" office:value="26040" calcext:value-type="float">
            <text:p>26040</text:p>
          </table:table-cell>
          <table:table-cell table:number-columns-repeated="4"/>
          <table:table-cell office:value-type="string" calcext:value-type="string">
            <text:p>Espresso machiato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[.K5]*(1-0.21)" office:value-type="float" office:value="42.66" calcext:value-type="float">
            <text:p>42.6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L5]-[.M5]" office:value-type="float" office:value="24.66" calcext:value-type="float">
            <text:p>24.66</text:p>
          </table:table-cell>
          <table:table-cell table:formula="of:=[.N5]*0.25" office:value-type="float" office:value="6.165" calcext:value-type="float">
            <text:p>6.165</text:p>
          </table:table-cell>
          <table:table-cell table:formula="of:=[.N5]*0.15" office:value-type="float" office:value="3.699" calcext:value-type="float">
            <text:p>3.699</text:p>
          </table:table-cell>
          <table:table-cell table:formula="of:=[.N5]*0.45" office:value-type="float" office:value="11.097" calcext:value-type="float">
            <text:p>11.097</text:p>
          </table:table-cell>
          <table:table-cell table:formula="of:=[.N5]*0.15" office:value-type="float" office:value="3.699" calcext:value-type="float">
            <text:p>3.699</text:p>
          </table:table-cell>
        </table:table-row>
        <table:table-row table:style-name="ro1">
          <table:table-cell office:value-type="string" calcext:value-type="string">
            <text:p>Invertor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Pronájem místa na prodej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string" calcext:value-type="string">
            <text:p>Cappucino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[.K6]*(1-0.21)" office:value-type="float" office:value="46.61" calcext:value-type="float">
            <text:p>46.6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L6]-[.M6]" office:value-type="float" office:value="29.61" calcext:value-type="float">
            <text:p>29.61</text:p>
          </table:table-cell>
          <table:table-cell table:formula="of:=[.N6]*0.25" office:value-type="float" office:value="7.4025" calcext:value-type="float">
            <text:p>7.4025</text:p>
          </table:table-cell>
          <table:table-cell table:formula="of:=[.N6]*0.15" office:value-type="float" office:value="4.4415" calcext:value-type="float">
            <text:p>4.4415</text:p>
          </table:table-cell>
          <table:table-cell table:formula="of:=[.N6]*0.45" office:value-type="float" office:value="13.3245" calcext:value-type="float">
            <text:p>13.3245</text:p>
          </table:table-cell>
          <table:table-cell table:formula="of:=[.N6]*0.15" office:value-type="float" office:value="4.4415" calcext:value-type="float">
            <text:p>4.4415</text:p>
          </table:table-cell>
        </table:table-row>
        <table:table-row table:style-name="ro1">
          <table:table-cell office:value-type="string" calcext:value-type="string">
            <text:p>Živnostenský list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office:value-type="string" calcext:value-type="string">
            <text:p>Flat white</text:p>
          </table:table-cell>
          <table:table-cell table:style-name="ce2" office:value-type="float" office:value="69" calcext:value-type="float">
            <text:p>69</text:p>
          </table:table-cell>
          <table:table-cell table:style-name="ce2" table:formula="of:=[.K7]*(1-0.21)" office:value-type="float" office:value="54.51" calcext:value-type="float">
            <text:p>54.51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[.L7]-[.M7]" office:value-type="float" office:value="29.51" calcext:value-type="float">
            <text:p>29.51</text:p>
          </table:table-cell>
          <table:table-cell table:formula="of:=[.N7]*0.25" office:value-type="float" office:value="7.3775" calcext:value-type="float">
            <text:p>7.3775</text:p>
          </table:table-cell>
          <table:table-cell table:formula="of:=[.N7]*0.15" office:value-type="float" office:value="4.4265" calcext:value-type="float">
            <text:p>4.4265</text:p>
          </table:table-cell>
          <table:table-cell table:formula="of:=[.N7]*0.45" office:value-type="float" office:value="13.2795" calcext:value-type="float">
            <text:p>13.2795</text:p>
          </table:table-cell>
          <table:table-cell table:formula="of:=[.N7]*0.15" office:value-type="float" office:value="4.4265" calcext:value-type="float">
            <text:p>4.4265</text:p>
          </table:table-cell>
        </table:table-row>
        <table:table-row table:style-name="ro1">
          <table:table-cell table:style-name="ce1" office:value-type="string" calcext:value-type="string">
            <text:p>Součet</text:p>
          </table:table-cell>
          <table:table-cell table:style-name="ce1" table:formula="of:=SUM([.B2:.B7])" office:value-type="float" office:value="50680" calcext:value-type="float">
            <text:p>50680</text:p>
          </table:table-cell>
          <table:table-cell table:number-columns-repeated="7"/>
          <table:table-cell office:value-type="string" calcext:value-type="string">
            <text:p>Latte</text:p>
          </table:table-cell>
          <table:table-cell table:style-name="ce2" office:value-type="float" office:value="59" calcext:value-type="float">
            <text:p>59</text:p>
          </table:table-cell>
          <table:table-cell table:style-name="ce2" table:formula="of:=[.K8]*(1-0.21)" office:value-type="float" office:value="46.61" calcext:value-type="float">
            <text:p>46.6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formula="of:=[.L8]-[.M8]" office:value-type="float" office:value="27.61" calcext:value-type="float">
            <text:p>27.61</text:p>
          </table:table-cell>
          <table:table-cell table:formula="of:=[.N8]*0.25" office:value-type="float" office:value="6.9025" calcext:value-type="float">
            <text:p>6.9025</text:p>
          </table:table-cell>
          <table:table-cell table:formula="of:=[.N8]*0.15" office:value-type="float" office:value="4.1415" calcext:value-type="float">
            <text:p>4.1415</text:p>
          </table:table-cell>
          <table:table-cell table:formula="of:=[.N8]*0.45" office:value-type="float" office:value="12.4245" calcext:value-type="float">
            <text:p>12.4245</text:p>
          </table:table-cell>
          <table:table-cell table:formula="of:=[.N8]*0.15" office:value-type="float" office:value="4.1415" calcext:value-type="float">
            <text:p>4.1415</text:p>
          </table:table-cell>
        </table:table-row>
        <table:table-row table:style-name="ro1">
          <table:table-cell table:style-name="ce1" table:number-columns-repeated="2"/>
          <table:table-cell table:number-columns-repeated="7"/>
          <table:table-cell office:value-type="string" calcext:value-type="string">
            <text:p>Alžírská káva</text:p>
          </table:table-cell>
          <table:table-cell table:style-name="ce2" office:value-type="float" office:value="79" calcext:value-type="float">
            <text:p>79</text:p>
          </table:table-cell>
          <table:table-cell table:style-name="ce2" table:formula="of:=[.K9]*(1-0.21)" office:value-type="float" office:value="62.41" calcext:value-type="float">
            <text:p>62.41</text:p>
          </table:table-cell>
          <table:table-cell table:style-name="ce2" office:value-type="float" office:value="35" calcext:value-type="float">
            <text:p>35</text:p>
          </table:table-cell>
          <table:table-cell table:style-name="ce2" table:formula="of:=[.L9]-[.M9]" office:value-type="float" office:value="27.41" calcext:value-type="float">
            <text:p>27.41</text:p>
          </table:table-cell>
          <table:table-cell table:formula="of:=[.N9]*0.25" office:value-type="float" office:value="6.8525" calcext:value-type="float">
            <text:p>6.8525</text:p>
          </table:table-cell>
          <table:table-cell table:formula="of:=[.N9]*0.15" office:value-type="float" office:value="4.1115" calcext:value-type="float">
            <text:p>4.1115</text:p>
          </table:table-cell>
          <table:table-cell table:formula="of:=[.N9]*0.45" office:value-type="float" office:value="12.3345" calcext:value-type="float">
            <text:p>12.3345</text:p>
          </table:table-cell>
          <table:table-cell table:formula="of:=[.N9]*0.15" office:value-type="float" office:value="4.1115" calcext:value-type="float">
            <text:p>4.111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Průměrné kafe</text:p>
          </table:table-cell>
          <table:table-cell table:style-name="ce2" table:formula="of:=AVERAGE([.K3:.K8])" office:value-type="float" office:value="56.5" calcext:value-type="float">
            <text:p>56.5</text:p>
          </table:table-cell>
          <table:table-cell table:style-name="ce2" table:formula="of:=AVERAGE([.L3:.L8])" office:value-type="float" office:value="44.635" calcext:value-type="float">
            <text:p>44.635</text:p>
          </table:table-cell>
          <table:table-cell table:style-name="ce2" table:formula="of:=ROUND(MEDIAN([.M3:.M8]);2)" office:value-type="float" office:value="18.5" calcext:value-type="float">
            <text:p>18.5</text:p>
          </table:table-cell>
          <table:table-cell table:style-name="ce2" table:formula="of:=ROUND(AVERAGE([.N3:.N8]);2)" office:value-type="float" office:value="25.8" calcext:value-type="float">
            <text:p>25.8</text:p>
          </table:table-cell>
          <table:table-cell table:formula="of:=[.N10]*0.25" office:value-type="float" office:value="6.45" calcext:value-type="float">
            <text:p>6.45</text:p>
          </table:table-cell>
          <table:table-cell table:formula="of:=[.N10]*0.15" office:value-type="float" office:value="3.87" calcext:value-type="float">
            <text:p>3.87</text:p>
          </table:table-cell>
          <table:table-cell table:formula="of:=[.N10]*0.45" office:value-type="float" office:value="11.61" calcext:value-type="float">
            <text:p>11.61</text:p>
          </table:table-cell>
          <table:table-cell table:formula="of:=[.N10]*0.15" office:value-type="float" office:value="3.87" calcext:value-type="float">
            <text:p>3.87</text:p>
          </table:table-cell>
        </table:table-row>
        <table:table-row table:style-name="ro1">
          <table:table-cell table:number-columns-repeated="10"/>
          <table:table-cell table:style-name="ce3" table:formula="of:=[.K10]" office:value-type="float" office:value="56.5" calcext:value-type="float">
            <text:p>56.5</text:p>
          </table:table-cell>
          <table:table-cell table:style-name="ce3" table:formula="of:=[.K11]*0.21" office:value-type="float" office:value="11.865" calcext:value-type="float">
            <text:p>11.865</text:p>
          </table:table-cell>
          <table:table-cell table:style-name="ce3" table:formula="of:=[.M10]" office:value-type="float" office:value="18.5" calcext:value-type="float">
            <text:p>18.5</text:p>
          </table:table-cell>
          <table:table-cell table:style-name="ce3"/>
          <table:table-cell table:style-name="ce3" table:formula="of:=[.O10]" office:value-type="float" office:value="6.45" calcext:value-type="float">
            <text:p>6.45</text:p>
          </table:table-cell>
          <table:table-cell table:style-name="ce3" table:formula="of:=[.P10]" office:value-type="float" office:value="3.87" calcext:value-type="float">
            <text:p>3.87</text:p>
          </table:table-cell>
          <table:table-cell table:style-name="ce3" table:formula="of:=[.Q10]" office:value-type="float" office:value="11.61" calcext:value-type="float">
            <text:p>11.61</text:p>
          </table:table-cell>
          <table:table-cell table:style-name="ce3" table:formula="of:=[.R10]" office:value-type="float" office:value="3.87" calcext:value-type="float">
            <text:p>3.87</text:p>
          </table:table-cell>
        </table:table-row>
        <table:table-row table:style-name="ro1">
          <table:table-cell table:number-columns-repeated="14"/>
          <table:table-cell table:style-name="Default" table:number-columns-repeated="4"/>
        </table:table-row>
        <table:table-row table:style-name="ro1">
          <table:table-cell office:value-type="string" calcext:value-type="string">
            <text:p>Počáteční financování</text:p>
          </table:table-cell>
          <table:table-cell table:number-columns-repeated="6"/>
          <table:table-cell office:value-type="string" calcext:value-type="string">
            <text:p>Za den</text:p>
          </table:table-cell>
          <table:table-cell/>
          <table:table-cell office:value-type="string" calcext:value-type="string">
            <text:p>Průměrné kafe</text:p>
          </table:table-cell>
          <table:table-cell office:value-type="string" calcext:value-type="string">
            <text:p>kav/hod</text:p>
          </table:table-cell>
          <table:table-cell office:value-type="string" calcext:value-type="string">
            <text:p>Celk hodin</text:p>
          </table:table-cell>
          <table:table-cell/>
          <table:table-cell office:value-type="string" calcext:value-type="string">
            <text:p>Zisk</text:p>
          </table:table-cell>
          <table:table-cell table:style-name="Default" office:value-type="string" calcext:value-type="string">
            <text:p>Zpátky za úvěr (do budoucna zisk) </text:p>
          </table:table-cell>
          <table:table-cell table:style-name="Default" office:value-type="string" calcext:value-type="string">
            <text:p>Na pravidelne naklady</text:p>
          </table:table-cell>
          <table:table-cell table:style-name="Default" office:value-type="string" calcext:value-type="string">
            <text:p>Na mzdu</text:p>
          </table:table-cell>
          <table:table-cell table:style-name="Default" office:value-type="string" calcext:value-type="string">
            <text:p>Rezerva</text:p>
          </table:table-cell>
        </table:table-row>
        <table:table-row table:style-name="ro1">
          <table:table-cell office:value-type="string" calcext:value-type="string">
            <text:p>Moje</text:p>
          </table:table-cell>
          <table:table-cell office:value-type="float" office:value="20680" calcext:value-type="float">
            <text:p>20680</text:p>
          </table:table-cell>
          <table:table-cell table:number-columns-repeated="7"/>
          <table:table-cell office:value-type="string" calcext:value-type="string">
            <text:p>Maximum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formula="of:=ROUND([.N$10]*[.$K14]*[.$L14];2)" office:value-type="currency" office:currency="CZK" office:value="4515" calcext:value-type="currency">
            <text:p>4,515.00 Kč</text:p>
          </table:table-cell>
          <table:table-cell table:style-name="ce4" table:formula="of:=ROUND([.O$10]*[.$K14]*[.$L14];2)" office:value-type="currency" office:currency="CZK" office:value="1128.75" calcext:value-type="currency">
            <text:p>1,128.75 Kč</text:p>
          </table:table-cell>
          <table:table-cell table:style-name="ce4" table:formula="of:=ROUND([.P$10]*[.$K14]*[.$L14];2)" office:value-type="currency" office:currency="CZK" office:value="677.25" calcext:value-type="currency">
            <text:p>677.25 Kč</text:p>
          </table:table-cell>
          <table:table-cell table:style-name="ce4" table:formula="of:=ROUND([.Q$10]*[.$K14]*[.$L14];2)" office:value-type="currency" office:currency="CZK" office:value="2031.75" calcext:value-type="currency">
            <text:p>2,031.75 Kč</text:p>
          </table:table-cell>
          <table:table-cell table:style-name="ce4" table:formula="of:=ROUND([.R$10]*[.$K14]*[.$L14];2)" office:value-type="currency" office:currency="CZK" office:value="677.25" calcext:value-type="currency">
            <text:p>677.25 Kč</text:p>
          </table:table-cell>
        </table:table-row>
        <table:table-row table:style-name="ro1">
          <table:table-cell office:value-type="string" calcext:value-type="string">
            <text:p>Úvěr</text:p>
          </table:table-cell>
          <table:table-cell office:value-type="float" office:value="30000" calcext:value-type="float">
            <text:p>30000</text:p>
          </table:table-cell>
          <table:table-cell table:number-columns-repeated="7"/>
          <table:table-cell office:value-type="string" calcext:value-type="string">
            <text:p>Optimum 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formula="of:=ROUND([.N$10]*[.$K15]*[.$L15];2)" office:value-type="currency" office:currency="CZK" office:value="3612" calcext:value-type="currency">
            <text:p>3,612.00 Kč</text:p>
          </table:table-cell>
          <table:table-cell table:style-name="ce4" table:formula="of:=ROUND([.O$10]*[.$K15]*[.$L15];2)" office:value-type="currency" office:currency="CZK" office:value="903" calcext:value-type="currency">
            <text:p>903.00 Kč</text:p>
          </table:table-cell>
          <table:table-cell table:style-name="ce4" table:formula="of:=ROUND([.P$10]*[.$K15]*[.$L15];2)" office:value-type="currency" office:currency="CZK" office:value="541.8" calcext:value-type="currency">
            <text:p>541.80 Kč</text:p>
          </table:table-cell>
          <table:table-cell table:style-name="ce4" table:formula="of:=ROUND([.Q$10]*[.$K15]*[.$L15];2)" office:value-type="currency" office:currency="CZK" office:value="1625.4" calcext:value-type="currency">
            <text:p>1,625.40 Kč</text:p>
          </table:table-cell>
          <table:table-cell table:style-name="ce4" table:formula="of:=ROUND([.R$10]*[.$K15]*[.$L15];2)" office:value-type="currency" office:currency="CZK" office:value="541.8" calcext:value-type="currency">
            <text:p>541.80 Kč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imum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 table:formula="of:=ROUND([.N$10]*[.$K16]*[.$L16];2)" office:value-type="currency" office:currency="CZK" office:value="2709" calcext:value-type="currency">
            <text:p>2,709.00 Kč</text:p>
          </table:table-cell>
          <table:table-cell table:style-name="ce4" table:formula="of:=ROUND([.O$10]*[.$K16]*[.$L16];2)" office:value-type="currency" office:currency="CZK" office:value="677.25" calcext:value-type="currency">
            <text:p>677.25 Kč</text:p>
          </table:table-cell>
          <table:table-cell table:style-name="ce4" table:formula="of:=ROUND([.P$10]*[.$K16]*[.$L16];2)" office:value-type="currency" office:currency="CZK" office:value="406.35" calcext:value-type="currency">
            <text:p>406.35 Kč</text:p>
          </table:table-cell>
          <table:table-cell table:style-name="ce4" table:formula="of:=ROUND([.Q$10]*[.$K16]*[.$L16];2)" office:value-type="currency" office:currency="CZK" office:value="1219.05" calcext:value-type="currency">
            <text:p>1,219.05 Kč</text:p>
          </table:table-cell>
          <table:table-cell table:style-name="ce4" table:formula="of:=ROUND([.R$10]*[.$K16]*[.$L16];2)" office:value-type="currency" office:currency="CZK" office:value="406.35" calcext:value-type="currency">
            <text:p>406.35 Kč</text:p>
          </table:table-cell>
        </table:table-row>
        <table:table-row table:style-name="ro1" table:number-rows-repeated="3">
          <table:table-cell table:number-columns-repeated="14"/>
          <table:table-cell table:style-name="Default"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Za mesic (zohledněno počasí)</text:p>
          </table:table-cell>
          <table:table-cell/>
          <table:table-cell office:value-type="string" calcext:value-type="string">
            <text:p>Průměrné kafe</text:p>
          </table:table-cell>
          <table:table-cell office:value-type="string" calcext:value-type="string">
            <text:p>kav/hod</text:p>
          </table:table-cell>
          <table:table-cell office:value-type="string" calcext:value-type="string">
            <text:p>Celk dni</text:p>
          </table:table-cell>
          <table:table-cell office:value-type="string" calcext:value-type="string">
            <text:p>Celk hodin</text:p>
          </table:table-cell>
          <table:table-cell office:value-type="string" calcext:value-type="string">
            <text:p>Zisk</text:p>
          </table:table-cell>
          <table:table-cell table:style-name="Default" office:value-type="string" calcext:value-type="string">
            <text:p>Zpátky za úvěr (do budoucna zisk) </text:p>
          </table:table-cell>
          <table:table-cell table:style-name="Default" office:value-type="string" calcext:value-type="string">
            <text:p>Na pravidelne naklady</text:p>
          </table:table-cell>
          <table:table-cell table:style-name="Default" office:value-type="string" calcext:value-type="string">
            <text:p>Na mzdu</text:p>
          </table:table-cell>
          <table:table-cell table:style-name="Default" office:value-type="string" calcext:value-type="string">
            <text:p>Rezerva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aximum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" table:formula="of:=ROUND([.N$10]*[.$K21]*[.$L21]*[.$M21];2)" office:value-type="float" office:value="67725" calcext:value-type="float">
            <text:p>67725</text:p>
          </table:table-cell>
          <table:table-cell table:formula="of:=ROUND([.O$10]*[.$K21]*[.$L21]*[.$M21];2)" office:value-type="float" office:value="16931.25" calcext:value-type="float">
            <text:p>16931.25</text:p>
          </table:table-cell>
          <table:table-cell table:formula="of:=ROUND([.P$10]*[.$K21]*[.$L21]*[.$M21];2)" office:value-type="float" office:value="10158.75" calcext:value-type="float">
            <text:p>10158.75</text:p>
          </table:table-cell>
          <table:table-cell table:formula="of:=ROUND([.Q$10]*[.$K21]*[.$L21]*[.$M21];2)" office:value-type="float" office:value="30476.25" calcext:value-type="float">
            <text:p>30476.25</text:p>
          </table:table-cell>
          <table:table-cell table:formula="of:=ROUND([.R$10]*[.$K21]*[.$L21]*[.$M21];2)" office:value-type="float" office:value="10158.75" calcext:value-type="float">
            <text:p>10158.7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Optimum 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" table:formula="of:=ROUND([.N$10]*[.$K22]*[.$L22]*[.$M22];2)" office:value-type="float" office:value="54180" calcext:value-type="float">
            <text:p>54180</text:p>
          </table:table-cell>
          <table:table-cell table:formula="of:=ROUND([.O$10]*[.$K22]*[.$L22]*[.$M22];2)" office:value-type="float" office:value="13545" calcext:value-type="float">
            <text:p>13545</text:p>
          </table:table-cell>
          <table:table-cell table:formula="of:=ROUND([.P$10]*[.$K22]*[.$L22]*[.$M22];2)" office:value-type="float" office:value="8127" calcext:value-type="float">
            <text:p>8127</text:p>
          </table:table-cell>
          <table:table-cell table:formula="of:=ROUND([.Q$10]*[.$K22]*[.$L22]*[.$M22];2)" office:value-type="float" office:value="24381" calcext:value-type="float">
            <text:p>24381</text:p>
          </table:table-cell>
          <table:table-cell table:formula="of:=ROUND([.R$10]*[.$K22]*[.$L22]*[.$M22];2)" office:value-type="float" office:value="8127" calcext:value-type="float">
            <text:p>812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inimum 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" table:formula="of:=ROUND([.N$10]*[.$K23]*[.$L23]*[.$M23];2)" office:value-type="float" office:value="40635" calcext:value-type="float">
            <text:p>40635</text:p>
          </table:table-cell>
          <table:table-cell table:formula="of:=ROUND([.O$10]*[.$K23]*[.$L23]*[.$M23];2)" office:value-type="float" office:value="10158.75" calcext:value-type="float">
            <text:p>10158.75</text:p>
          </table:table-cell>
          <table:table-cell table:formula="of:=ROUND([.P$10]*[.$K23]*[.$L23]*[.$M23];2)" office:value-type="float" office:value="6095.25" calcext:value-type="float">
            <text:p>6095.25</text:p>
          </table:table-cell>
          <table:table-cell table:formula="of:=ROUND([.Q$10]*[.$K23]*[.$L23]*[.$M23];2)" office:value-type="float" office:value="18285.75" calcext:value-type="float">
            <text:p>18285.75</text:p>
          </table:table-cell>
          <table:table-cell table:formula="of:=ROUND([.R$10]*[.$K23]*[.$L23]*[.$M23];2)" office:value-type="float" office:value="6095.25" calcext:value-type="float">
            <text:p>6095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22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13:54:41.729142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01:00:24.815713345</meta:creation-date>
    <dc:date>2021-05-15T15:48:54.188238011</dc:date>
    <meta:editing-duration>P1DT9H59M32S</meta:editing-duration>
    <meta:editing-cycles>4</meta:editing-cycles>
    <meta:generator>LibreOffice/7.0.5.2$Linux_X86_64 LibreOffice_project/00$Build-2</meta:generator>
    <meta:document-statistic meta:table-count="1" meta:cell-count="198" meta:object-count="0"/>
  </office:meta>
</office:document-meta>
</file>